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08f" officeooo:paragraph-rsid="001f408f"/>
    </style:style>
    <style:style style:name="P2" style:family="paragraph" style:parent-style-name="Standard">
      <style:text-properties officeooo:rsid="0021228e" officeooo:paragraph-rsid="0021228e"/>
    </style:style>
    <style:style style:name="P3" style:family="paragraph" style:parent-style-name="Standard">
      <style:text-properties officeooo:rsid="0025a654" officeooo:paragraph-rsid="0025a654"/>
    </style:style>
    <style:style style:name="P4" style:family="paragraph" style:parent-style-name="Standard">
      <style:text-properties officeooo:rsid="002668fe" officeooo:paragraph-rsid="002668fe"/>
    </style:style>
    <style:style style:name="P5" style:family="paragraph" style:parent-style-name="Standard">
      <style:text-properties officeooo:rsid="0026caa0" officeooo:paragraph-rsid="0026caa0"/>
    </style:style>
    <style:style style:name="P6" style:family="paragraph" style:parent-style-name="Standard">
      <style:paragraph-properties fo:break-before="page"/>
      <style:text-properties officeooo:rsid="002668fe" officeooo:paragraph-rsid="002668f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imera página, texto en sección</text:p>
      <text:p text:style-name="P2"/>
      <text:section text:style-name="Sect1" text:name="s02">
        <text:p text:style-name="P6">Texto dentro de una sección en esta mierda de lugar</text:p>
      </text:section>
      <text:p text:style-name="P5">Segunda página, texto fuera de sec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4T22:20:54.049537516</meta:creation-date>
    <dc:date>2016-03-15T23:40:55.630470843</dc:date>
    <dc:creator>Manuel Velez</dc:creator>
    <meta:editing-duration>PT6M1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2" meta:paragraph-count="3" meta:word-count="21" meta:character-count="121" meta:non-whitespace-character-count="103"/>
  </office:meta>
</office:document-meta>
</file>